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Comparo direto: a “versão planos” foca proposta e limites; a “versão custos” foca OpEx por unidade. Convergem no ponto central: IA é barata; suporte, dados e observabilidade dominam. Divergem em granularidade de custos por recurso e governança. Falta amarrar métricas e políticas por plano.</text:p>
      <text:h text:style-name="Heading_20_1" text:outline-level="1">O que manter de cada versão</text:h>
      <text:list xml:id="list3745659792" text:style-name="L1">
        <text:list-item>
          <text:p text:style-name="P1">Racional de custos por unidade (tokens, comandos Redis, GB de logs/armazenamento) está correto e atualizável. Preços públicos: GPT-4o mini US$0,15/M input e US$0,60/M output; o run médio fica sub-US$0,001. <text:a xlink:type="simple" xlink:href="https://openai.com/index/gpt-4o-mini-advancing-cost-efficient-intelligence/?utm_source=chatgpt.com" office:target-frame-name="_blank" xlink:show="new" text:style-name="Internet_20_link" text:visited-style-name="Visited_20_Internet_20_Link">OpenAI</text:a></text:p>
        </text:list-item>
        <text:list-item>
          <text:p text:style-name="P1">Premissas de infraestrutura fazem sentido: CloudWatch cobra por GB ingerido/armazenado, hoje com tiering a partir de US$0,50/GB e redução por volume; S3 Standard ~US$0,023/GB-mês; Redis serverless ~US$0,20/100k comandos. <text:a xlink:type="simple" xlink:href="https://aws.amazon.com/cloudwatch/pricing/?utm_source=chatgpt.com" office:target-frame-name="_blank" xlink:show="new" text:style-name="Internet_20_link" text:visited-style-name="Visited_20_Internet_20_Link">Upstash: Serverless Data Platform+7Amazon Web Services, Inc.+7Amazon Web Services, Inc.+7</text:a></text:p>
        </text:list-item>
        <text:list-item>
          <text:p text:style-name="P1">Canal de e-mail e WhatsApp como COGS de suporte: SendGrid desde US$19,95/mês; Twilio cobra ~US$0,005 por mensagem além da tarifa da Meta, que migrou para precificação por mensagem em 1º jul 2025. <text:a xlink:type="simple" xlink:href="https://sendgrid.com/en-us/pricing?utm_source=chatgpt.com" office:target-frame-name="_blank" xlink:show="new" text:style-name="Internet_20_link" text:visited-style-name="Visited_20_Internet_20_Link">Desenvolvedores do Facebook+4SendGrid+4WP Mail SMTP+4</text:a></text:p>
        </text:list-item>
        <text:list-item>
          <text:p text:style-name="P1">Baseline DB: referência prática de db.t3.medium ~US$0,072/h. <text:a xlink:type="simple" xlink:href="https://instances.vantage.sh/aws/rds/db.t3.medium?utm_source=chatgpt.com" office:target-frame-name="_blank" xlink:show="new" text:style-name="Internet_20_link" text:visited-style-name="Visited_20_Internet_20_Link">Vantage</text:a></text:p>
        </text:list-item>
      </text:list>
      <text:h text:style-name="Heading_20_1" text:outline-level="1">Lacunas e ajustes</text:h>
      <text:list xml:id="list2331187645" text:style-name="L2">
        <text:list-item>
          <text:p text:style-name="P2">Logs e retenção: padronizar por plano política de ingestão, compressão e retenção. CloudWatch e S3 escalam por GB; sem limites, a margem dilui. Defina amostragens por plano e “cold storage” para retenções longas. <text:a xlink:type="simple" xlink:href="https://cloudchipr.com/blog/cloudwatch-pricing?utm_source=chatgpt.com" office:target-frame-name="_blank" xlink:show="new" text:style-name="Internet_20_link" text:visited-style-name="Visited_20_Internet_20_Link">Cloudchipr+1</text:a></text:p>
        </text:list-item>
        <text:list-item>
          <text:p text:style-name="P2">WhatsApp 2025: atualizar cálculo. Meta passou a cobrar por mensagem; utilitários dentro da janela de atendimento podem ser gratuitos; fora, tarifados. Refaça o COGS considerando templates e janelas. <text:a xlink:type="simple" xlink:href="https://developers.facebook.com/docs/whatsapp/pricing/updates-to-pricing/?utm_source=chatgpt.com" office:target-frame-name="_blank" xlink:show="new" text:style-name="Internet_20_link" text:visited-style-name="Visited_20_Internet_20_Link">Desenvolvedores do Facebook+1</text:a></text:p>
        </text:list-item>
        <text:list-item>
          <text:p text:style-name="P2">DB “credit model”: T-classes cobram créditos se passar do baseline. Monitore p95 CPU e considere T4g ou classes M/R com RI conforme uso. <text:a xlink:type="simple" xlink:href="https://aws.amazon.com/pt/rds/postgresql/pricing/?utm_source=chatgpt.com" office:target-frame-name="_blank" xlink:show="new" text:style-name="Internet_20_link" text:visited-style-name="Visited_20_Internet_20_Link">Amazon Web Services, Inc.+1</text:a></text:p>
        </text:list-item>
      </text:list>
      <text:h text:style-name="Heading_20_1" text:outline-level="1">Melhorias por plano (práticas e mensuráveis)</text:h>
      <text:list xml:id="list2587783268" text:style-name="L3">
        <text:list-item>
          <text:p text:style-name="P3">Free: limite estrito de ingestão de logs (ex.: 7 dias) e desativar exportações. Meta do plano: conversão, não volume. <text:a xlink:type="simple" xlink:href="https://cloudchipr.com/blog/cloudwatch-pricing?utm_source=chatgpt.com" office:target-frame-name="_blank" xlink:show="new" text:style-name="Internet_20_link" text:visited-style-name="Visited_20_Internet_20_Link">Cloudchipr</text:a></text:p>
        </text:list-item>
        <text:list-item>
          <text:p text:style-name="P3">Starter/Pro: incluir “overage” automático por blocos de runs/ações e add-on de retenção de logs (30→60 dias). Mantém ARPU e protege margem. <text:a xlink:type="simple" xlink:href="https://openai.com/index/gpt-4o-mini-advancing-cost-efficient-intelligence/?utm_source=chatgpt.com" office:target-frame-name="_blank" xlink:show="new" text:style-name="Internet_20_link" text:visited-style-name="Visited_20_Internet_20_Link">OpenAI+1</text:a></text:p>
        </text:list-item>
        <text:list-item>
          <text:p text:style-name="P3">Pro→Business: criar “Scale” intermediário com 1.000 runs, retenção 60 dias e webhooks básicos, sem SLA síncrono. Fecha gap de preço sem puxar COGS de suporte.</text:p>
        </text:list-item>
        <text:list-item>
          <text:p text:style-name="P3"><text:soft-page-break/>Business/Enterprise: separar preço de canais síncronos. Para WhatsApp, precificar com base no mix real de mensagens e no repasse da Meta. Exponha a planilha de COGS por cliente. <text:a xlink:type="simple" xlink:href="https://www.twilio.com/en-us/whatsapp/pricing?utm_source=chatgpt.com" office:target-frame-name="_blank" xlink:show="new" text:style-name="Internet_20_link" text:visited-style-name="Visited_20_Internet_20_Link">Twilio+1</text:a></text:p>
        </text:list-item>
      </text:list>
      <text:h text:style-name="Heading_20_1" text:outline-level="1">KPIs e políticas que faltam</text:h>
      <text:list xml:id="list3164865727" text:style-name="L4">
        <text:list-item>
          <text:p text:style-name="P4">Tabela oficial de “custo por unidade”: US$/run por modelo, US$/100k comandos Redis, US$/GB log, US$/GB-mês S3, US$/msg WA, US$/mês e-mail. Publicar e revisar trimestralmente. <text:a xlink:type="simple" xlink:href="https://openai.com/index/gpt-4o-mini-advancing-cost-efficient-intelligence/?utm_source=chatgpt.com" office:target-frame-name="_blank" xlink:show="new" text:style-name="Internet_20_link" text:visited-style-name="Visited_20_Internet_20_Link">CloudZero+3OpenAI+3Upstash: Serverless Data Platform+3</text:a></text:p>
        </text:list-item>
        <text:list-item>
          <text:p text:style-name="P4">Guardrails por plano:<text:line-break/>• Logs: teto de ingestão/mês e retenção por tier. <text:a xlink:type="simple" xlink:href="https://cloudchipr.com/blog/cloudwatch-pricing?utm_source=chatgpt.com" office:target-frame-name="_blank" xlink:show="new" text:style-name="Internet_20_link" text:visited-style-name="Visited_20_Internet_20_Link">Cloudchipr</text:a><text:line-break/>• Suporte: SLA e canal vinculados a preço. Encaixar Twilio Conversations se houver multicanal e tarifar por MAU. <text:a xlink:type="simple" xlink:href="https://www.twilio.com/en-us/messaging/pricing/conversations-api?utm_source=chatgpt.com" office:target-frame-name="_blank" xlink:show="new" text:style-name="Internet_20_link" text:visited-style-name="Visited_20_Internet_20_Link">Twilio</text:a><text:line-break/>• DB/Cache: escalonamento por sinais objetivos (p95 latência e fila).</text:p>
        </text:list-item>
        <text:list-item>
          <text:p text:style-name="P4">FinOps contínuo: usar Calculadora AWS para cenários por cliente e renegociação com reservas/tiers. <text:a xlink:type="simple" xlink:href="https://calculator.aws/?utm_source=chatgpt.com" office:target-frame-name="_blank" xlink:show="new" text:style-name="Internet_20_link" text:visited-style-name="Visited_20_Internet_20_Link">calculator.aws</text:a></text:p>
        </text:list-item>
      </text:list>
      <text:h text:style-name="Heading_20_1" text:outline-level="1">Perspectivas C-level (12–18 meses)</text:h>
      <text:list xml:id="list1742318947" text:style-name="L5">
        <text:list-item>
          <text:p text:style-name="P5">Margem estruturalmente alta deve se manter. Preços de modelos seguem caindo ou mantendo custo por token baixo; vantagem competitiva está em distribuição e experiência, não em custo de IA. <text:a xlink:type="simple" xlink:href="https://openai.com/index/gpt-4o-mini-advancing-cost-efficient-intelligence/?utm_source=chatgpt.com" office:target-frame-name="_blank" xlink:show="new" text:style-name="Internet_20_link" text:visited-style-name="Visited_20_Internet_20_Link">OpenAI</text:a></text:p>
        </text:list-item>
        <text:list-item>
          <text:p text:style-name="P5">Risco principal: dados e suporte. Crescimento do uso eleva GB de logs e tráfego WA. Sem governança por plano, a margem dilui rápido. <text:a xlink:type="simple" xlink:href="https://cloudchipr.com/blog/cloudwatch-pricing?utm_source=chatgpt.com" office:target-frame-name="_blank" xlink:show="new" text:style-name="Internet_20_link" text:visited-style-name="Visited_20_Internet_20_Link">Cloudchipr+1</text:a></text:p>
        </text:list-item>
        <text:list-item>
          <text:p text:style-name="P5">Precificação: acelere anual com desconto atrelado a limites de suporte e retenção. Use “Scale” para reduzir churn de upgrade.</text:p>
        </text:list-item>
        <text:list-item>
          <text:p text:style-name="P5">Enterprise: diferenciar claramente segurança e governança como valor pago (SSO/SCIM, auditoria, VPC). Serviços profissionais e TAM como linha separada de receita.</text:p>
        </text:list-item>
        <text:list-item>
          <text:p text:style-name="P5">Brasil/canais: WA seguirá dominante. Com a mudança de julho/2025, viabiliza utility dentro da janela sem custo Meta; fora da janela, tarifar e repassar. Ajustar playbook de suporte. <text:a xlink:type="simple" xlink:href="https://developers.facebook.com/docs/whatsapp/pricing/updates-to-pricing/?utm_source=chatgpt.com" office:target-frame-name="_blank" xlink:show="new" text:style-name="Internet_20_link" text:visited-style-name="Visited_20_Internet_20_Link">Desenvolvedores do Facebook</text:a></text:p>
        </text:list-item>
      </text:list>
      <text:h text:style-name="Heading_20_1" text:outline-level="1">Próximos passos</text:h>
      <text:list xml:id="list3560777705" text:style-name="L6">
        <text:list-item>
          <text:p text:style-name="P6">Publicar a política de logs por plano e ativar amostragem/compressão agora. <text:a xlink:type="simple" xlink:href="https://cloudchipr.com/blog/cloudwatch-pricing?utm_source=chatgpt.com" office:target-frame-name="_blank" xlink:show="new" text:style-name="Internet_20_link" text:visited-style-name="Visited_20_Internet_20_Link">Cloudchipr</text:a></text:p>
        </text:list-item>
        <text:list-item>
          <text:p text:style-name="P6">Lançar overage e add-ons de retenção e canais.</text:p>
        </text:list-item>
        <text:list-item>
          <text:p text:style-name="P6">Introduzir plano “Scale” e oferta anual com desconto condicionado a limites.</text:p>
        </text:list-item>
        <text:list-item>
          <text:p text:style-name="P6">Implantar painel FinOps com as unidades de custo e revisão trimestral de preços de modelo, Redis e e-mail. <text:a xlink:type="simple" xlink:href="https://openai.com/index/gpt-4o-mini-advancing-cost-efficient-intelligence/?utm_source=chatgpt.com" office:target-frame-name="_blank" xlink:show="new" text:style-name="Internet_20_link" text:visited-style-name="Visited_20_Internet_20_Link">OpenAI+2Upstash: Serverless Data Platform+2</text:a></text:p>
        </text:list-item>
      </text:list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11-06T10:03:47.977000000</meta:creation-date>
    <dc:date>2025-11-06T10:07:44.402000000</dc:date>
    <meta:editing-duration>PT3M56S</meta:editing-duration>
    <meta:editing-cycles>1</meta:editing-cycles>
    <meta:document-statistic meta:table-count="0" meta:image-count="0" meta:object-count="0" meta:page-count="2" meta:paragraph-count="30" meta:word-count="656" meta:character-count="4364" meta:non-whitespace-character-count="3762"/>
    <meta:generator>LibreOffice/7.3.2.2$Windows_X86_64 LibreOffice_project/49f2b1bff42cfccbd8f788c8dc32c1c309559be0</meta:generator>
  </office:meta>
</office:document-meta>
</file>